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709" officeooo:paragraph-rsid="000ee709"/>
    </style:style>
    <style:style style:name="P2" style:family="paragraph" style:parent-style-name="Standard">
      <style:text-properties fo:font-size="13pt" fo:font-weight="bold" officeooo:rsid="000ee709" officeooo:paragraph-rsid="000ee709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0f544a" officeooo:paragraph-rsid="000f544a"/>
    </style:style>
    <style:style style:name="T1" style:family="text">
      <style:text-properties officeooo:rsid="000f5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PRÁCTICO PROPUESTO 1</text:p>
      <text:p text:style-name="Standard"/>
      <text:p text:style-name="P3">1.</text:p>
      <text:p text:style-name="P1">Paso 1 → Registrarse en la plataforma. Tiempo estimado: 3 minutos</text:p>
      <text:p text:style-name="P1">Paso 2 → Indicar los detalles del pedido: dirección,peso.. Tiempo estimado: 10 minutos.</text:p>
      <text:p text:style-name="P3">Paso 4 → Si una empresa realiza el pedido, aplicarle al precio las tarifas o descuentos necesarios</text:p>
      <text:p text:style-name="P1">Paso <text:span text:style-name="T1">5</text:span>→ Enviar correo al cliente con las etiquetas para imprimirlas y pegarlas en el paquete.</text:p>
      <text:p text:style-name="P1">Tiempo estimado: 15 minutos.</text:p>
      <text:p text:style-name="P1">Paso <text:span text:style-name="T1">6</text:span> → El transportista recoge el paquete en la dirección indicada. Tiempo estimado: 2 horas.</text:p>
      <text:p text:style-name="P1">Paso <text:span text:style-name="T1">7</text:span> → Se envía el pedido. Tiempo estimado: 24-72 horas</text:p>
      <text:p text:style-name="P1">Paso <text:span text:style-name="T1">8</text:span> → Seguimiento del pedido</text:p>
      <text:p text:style-name="P3"/>
      <text:p text:style-name="P3">Los recursos que necesitaríamos serían una página web y alguien que la mantenga, personal encargado de realizar los pedidos, cajas de cartón y pegatinas para los paquetes, vehículos de transporte y a transportistas.</text:p>
      <text:p text:style-name="P1"/>
      <text:p text:style-name="P3">2.</text:p>
      <text:p text:style-name="P3">Proveedores:</text:p>
      <text:p text:style-name="P3">Empresa de transportes que proporcionen vehículos y transportistas.</text:p>
      <text:p text:style-name="P3">Empresa que nos proporciones cajas de cartón para los paquetes.</text:p>
      <text:p text:style-name="P3">Empresa que nos proporcione pegatinas para los paquetes.</text:p>
      <text:p text:style-name="P3">Empresa que proporcione personal autorizado para mantener páginas web y tenga conocimiento de programación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5:46:59.328000000</meta:creation-date>
    <dc:date>2021-12-03T16:08:50.447000000</dc:date>
    <meta:editing-duration>PT11M11S</meta:editing-duration>
    <meta:editing-cycles>1</meta:editing-cycles>
    <meta:document-statistic meta:table-count="0" meta:image-count="0" meta:object-count="0" meta:page-count="1" meta:paragraph-count="18" meta:word-count="174" meta:character-count="1103" meta:non-whitespace-character-count="945"/>
    <meta:generator>LibreOffice/7.2.2.2$Windows_X86_64 LibreOffice_project/02b2acce88a210515b4a5bb2e46cbfb63fe97d56</meta:generator>
  </office:meta>
</office:document-meta>
</file>